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ize="10pt" officeooo:paragraph-rsid="001f7491" style:font-size-asian="10pt" style:font-size-complex="10pt"/>
    </style:style>
    <style:style style:name="P4" style:family="paragraph" style:parent-style-name="Standard">
      <style:text-properties style:font-name="Courier New" fo:font-size="11pt" fo:font-style="normal" style:font-size-asian="11pt" style:font-style-asian="normal" style:font-size-complex="11pt" style:font-style-complex="normal"/>
    </style:style>
    <style:style style:name="P5" style:family="paragraph" style:parent-style-name="Standard">
      <style:text-properties fo:font-size="11pt" fo:font-style="normal" style:font-size-asian="11pt" style:font-style-asian="normal" style:font-size-complex="11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text-properties fo:font-style="normal" style:font-style-asian="normal" style:font-style-complex="normal"/>
    </style:style>
    <style:style style:name="P13" style:family="paragraph" style:parent-style-name="Standard" style:list-style-name="L4">
      <style:text-properties fo:font-style="normal" officeooo:paragraph-rsid="002b101c" style:font-style-asian="normal" style:font-style-complex="normal"/>
    </style:style>
    <style:style style:name="P14" style:family="paragraph" style:parent-style-name="Standard" style:list-style-name="L10">
      <style:text-properties fo:font-style="normal" style:font-style-asian="normal" style:font-style-complex="normal"/>
    </style:style>
    <style:style style:name="P15" style:family="paragraph" style:parent-style-name="Standard" style:list-style-name="L10">
      <style:text-properties fo:font-style="normal" fo:font-weight="normal" style:font-style-asian="normal" style:font-weight-asian="normal" style:font-style-complex="normal" style:font-weight-complex="normal"/>
    </style:style>
    <style:style style:name="P16" style:family="paragraph" style:parent-style-name="Standard" style:list-style-name="L10"/>
    <style:style style:name="P17" style:family="paragraph" style:parent-style-name="Text_20_body" style:list-style-name="L1"/>
    <style:style style:name="P18" style:family="paragraph" style:parent-style-name="Text_20_body" style:list-style-name="L5"/>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officeooo:paragraph-rsid="000f8854" style:font-style-asian="normal" style:font-style-complex="normal"/>
    </style:style>
    <style:style style:name="P21" style:family="paragraph" style:parent-style-name="Text_20_body" style:list-style-name="L6">
      <style:text-properties fo:font-style="normal" officeooo:rsid="00108cf7" officeooo:paragraph-rsid="00108cf7" style:font-style-asian="normal" style:font-style-complex="normal"/>
    </style:style>
    <style:style style:name="P22" style:family="paragraph" style:parent-style-name="Text_20_body" style:list-style-name="L9">
      <style:text-properties fo:font-style="normal" style:font-style-asian="normal" style:font-style-complex="normal"/>
    </style:style>
    <style:style style:name="P23" style:family="paragraph" style:parent-style-name="Text_20_body" style:list-style-name="L9">
      <style:text-properties fo:font-style="normal" officeooo:paragraph-rsid="002c3794" style:font-style-asian="normal" style:font-style-complex="normal"/>
    </style:style>
    <style:style style:name="P24" style:family="paragraph" style:parent-style-name="Text_20_body" style:list-style-name="L11">
      <style:text-properties fo:font-style="normal" style:font-style-asian="normal" style:font-style-complex="normal"/>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Heading_20_1" style:list-style-name="">
      <style:text-properties officeooo:paragraph-rsid="0026306d"/>
    </style:style>
    <style:style style:name="P32" style:family="paragraph" style:parent-style-name="Heading_20_1">
      <style:paragraph-properties fo:break-before="page"/>
      <style:text-properties officeooo:paragraph-rsid="0026306d"/>
    </style:style>
    <style:style style:name="P33" style:family="paragraph" style:parent-style-name="Heading_20_2">
      <style:text-properties fo:font-style="normal" style:font-style-asian="normal" style:font-style-complex="normal"/>
    </style:style>
    <style:style style:name="T1" style:family="text">
      <style:text-properties officeooo:rsid="000f8854"/>
    </style:style>
    <style:style style:name="T2" style:family="text">
      <style:text-properties officeooo:rsid="001541ee"/>
    </style:style>
    <style:style style:name="T3" style:family="text">
      <style:text-properties fo:font-style="italic" style:font-style-asian="italic" style:font-style-complex="italic"/>
    </style:style>
    <style:style style:name="T4" style:family="text">
      <style:text-properties fo:font-style="italic" officeooo:rsid="000f8854" style:font-style-asian="italic" style:font-style-complex="italic"/>
    </style:style>
    <style:style style:name="T5" style:family="text">
      <style:text-properties fo:font-style="italic" officeooo:rsid="001541ee" style:font-style-asian="italic" style:font-style-complex="italic"/>
    </style:style>
    <style:style style:name="T6" style:family="text">
      <style:text-properties fo:font-style="italic" officeooo:rsid="00188b3c" style:font-style-asian="italic" style:font-style-complex="italic"/>
    </style:style>
    <style:style style:name="T7" style:family="text">
      <style:text-properties fo:font-style="italic" officeooo:rsid="001f7491" style:font-style-asian="italic" style:font-style-complex="italic"/>
    </style:style>
    <style:style style:name="T8" style:family="text">
      <style:text-properties fo:font-style="italic" officeooo:rsid="002b101c" style:font-style-asian="italic" style:font-style-complex="italic"/>
    </style:style>
    <style:style style:name="T9" style:family="text">
      <style:text-properties fo:font-style="italic" officeooo:rsid="002c3794" style:font-style-asian="italic" style:font-style-complex="italic"/>
    </style:style>
    <style:style style:name="T10" style:family="text">
      <style:text-properties fo:font-style="italic" officeooo:rsid="002d6b50"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396b9" style:font-style-asian="normal" style:font-style-complex="normal"/>
    </style:style>
    <style:style style:name="T15" style:family="text">
      <style:text-properties fo:font-style="normal" officeooo:rsid="00224adc" style:font-style-asian="normal" style:font-style-complex="normal"/>
    </style:style>
    <style:style style:name="T16" style:family="text">
      <style:text-properties fo:font-style="normal" style:text-underline-style="none" officeooo:rsid="001f7491" style:font-style-asian="normal" style:font-style-complex="normal"/>
    </style:style>
    <style:style style:name="T17"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18" style:family="text">
      <style:text-properties style:font-name="Courier New" fo:font-size="11pt" style:font-size-asian="11pt" style:font-size-complex="11pt"/>
    </style:style>
    <style:style style:name="T19" style:family="text">
      <style:text-properties style:text-underline-style="none"/>
    </style:style>
    <style:style style:name="T20" style:family="text">
      <style:text-properties fo:font-weight="bold"/>
    </style:style>
    <style:style style:name="T21" style:family="text">
      <style:text-properties fo:font-weight="normal" style:font-weight-asian="normal" style:font-weight-complex="normal"/>
    </style:style>
    <style:style style:name="T22" style:family="text">
      <style:text-properties officeooo:rsid="0012bd32"/>
    </style:style>
    <style:style style:name="T23" style:family="text">
      <style:text-properties officeooo:rsid="001ca393"/>
    </style:style>
    <style:style style:name="T24" style:family="text">
      <style:text-properties officeooo:rsid="001f7491"/>
    </style:style>
    <style:style style:name="T25" style:family="text">
      <style:text-properties officeooo:rsid="0024f136"/>
    </style:style>
    <style:style style:name="T26" style:family="text">
      <style:text-properties officeooo:rsid="002b101c"/>
    </style:style>
    <style:style style:name="T27" style:family="text">
      <style:text-properties officeooo:rsid="002c3794"/>
    </style:style>
    <style:style style:name="T28" style:family="text">
      <style:text-properties officeooo:rsid="002d6b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Introduction<text:tab/>1</text:p>
          <text:p text:style-name="P8">2 Setup and Configuration<text:tab/>1</text:p>
          <text:p text:style-name="P9">2.1 Installation<text:tab/>1</text:p>
          <text:p text:style-name="P9">2.2 JBoss Developer Studio Configuration<text:tab/>2</text:p>
          <text:p text:style-name="P7"><text:s/>JBoss Developer Studio 5<text:tab/>2</text:p>
          <text:p text:style-name="P9">2.3 Start the JBoss Enterprise SOA Platform<text:tab/>3</text:p>
          <text:p text:style-name="P9">2.4 Importing Rule Repository<text:tab/>4</text:p>
          <text:p text:style-name="P9">2.5 Deploying Demo Artifacts<text:tab/>4</text:p>
          <text:p text:style-name="P8">3 Running the Demo<text:tab/>4</text:p>
          <text:p text:style-name="P9">3.1 Endpoint Addresses<text:tab/>4</text:p>
          <text:p text:style-name="P9">3.2 Making the demo have different behavior<text:tab/>5</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8874315351" text:style-name="L1">
        <text:list-item>
          <text:p text:style-name="P17">\homeloan-integration-demo</text:p>
          <text:list>
            <text:list-item>
              <text:p text:style-name="P17">\installs – Initially empty, but will contain the SOA-P and BRMS platform downloads.</text:p>
            </text:list-item>
            <text:list-item>
              <text:p text:style-name="P17">\projects – The three projects that comprise the demo.</text:p>
            </text:list-item>
            <text:list-item>
              <text:p text:style-name="P17">\support – Additional supporting files used by the demo.</text:p>
            </text:list-item>
            <text:list-item>
              <text:p text:style-name="P17">\target – Will be created by running init.sh. Contains the fully configured SOA-P an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1463879359" text:style-name="L2">
        <text:list-item>
          <text:p text:style-name="P10">Under <text:span text:style-name="T3">JBoss Enterprise Platforms</text:span>, select the <text:span text:style-name="T3">SOA Platform</text:span><text:span text:style-name="T13"> product.</text:span></text:p>
        </text:list-item>
        <text:list-item>
          <text:p text:style-name="P10"><text:span text:style-name="T13">Select version </text:span><text:span text:style-name="T3">5.3.0 GA</text:span><text:span text:style-name="T13"> in the </text:span><text:span text:style-name="T3">Version</text:span><text:span text:style-name="T13"> field.</text:span></text:p>
        </text:list-item>
        <text:list-item>
          <text:p text:style-name="P10"><text:span text:style-name="T13">Download </text:span><text:span text:style-name="T3">SOA Platform 5.3.0</text:span></text:p>
        </text:list-item>
      </text:list>
      <text:p text:style-name="P1"><text:line-break/><text:soft-page-break/>Download BRMS Platform:</text:p>
      <text:list xml:id="list101497939" text:style-name="L3">
        <text:list-item>
          <text:p text:style-name="P11">Under <text:span text:style-name="T3">JBoss Enterprise Platforms</text:span>, select the <text:span text:style-name="T3">BRMS Platform</text:span><text:span text:style-name="T13"> product.</text:span></text:p>
        </text:list-item>
        <text:list-item>
          <text:p text:style-name="P11"><text:span text:style-name="T13">Select version </text:span><text:span text:style-name="T3">5.3.0</text:span><text:span text:style-name="T13"> in the </text:span><text:span text:style-name="T3">Version</text:span><text:span text:style-name="T13"> field.</text:span></text:p>
        </text:list-item>
        <text:list-item>
          <text:p text:style-name="P11"><text:span text:style-name="T13">Download </text:span><text:span text:style-name="T3">JBoss BRMS 5.3.0<text:line-break/>(</text:span><text:span text:style-name="T13">Please note that this is the deployable distribution, not the standalone one.)</text:span></text:p>
        </text:list-item>
      </text:list>
      <text:p text:style-name="P1"/>
      <text:p text:style-name="P1">Now copy both files, <text:span text:style-name="T18">soa-p-5.3.0.GA.zip</text:span> and <text:span text:style-name="T18">brms-p-5.3.0.GA-deployable.zip</text:span>, to the homeloan-integration-demo's <text:span text:style-name="T3">installs</text:span> folder. Ensure that these files are executable by running:</text:p>
      <text:p text:style-name="P1"/>
      <text:p text:style-name="P4">$ chmod +x &lt;path-to-project&gt;/installs/brms-p-5.3.0.GA-deployable.zip</text:p>
      <text:p text:style-name="P4">$ chmod +x &lt;path-to-project&gt;/installs/soa-p-5.3.0.GA.zip</text:p>
      <text:p text:style-name="P5"/>
      <text:p text:style-name="P1">Lastly, from the homeloan-demo folder, run the <text:span text:style-name="T3">init.sh</text:span> script:</text:p>
      <text:p text:style-name="P1"/>
      <text:p text:style-name="P4">$ ./init.sh</text:p>
      <text:p text:style-name="P4"/>
      <text:p text:style-name="P1">When the script completes you will have a new folder named <text:span text:style-name="T3">jboss-soa-p-5</text:span>, in the homeloan-integration-demo's <text:span text:style-name="T3">target</text:span> folder. The <text:span text:style-name="T3">jboss-soa-p-5</text:span> folder is a ready to run SOA Platform 5.<text:span text:style-name="T1">3</text:span> server runtime with <text:span text:style-name="T23">the needed BRMS parts deployed into it and</text:span> the following modifications made:</text:p>
      <text:list xml:id="list295555955" text:style-name="L4">
        <text:list-item>
          <text:p text:style-name="P12">The <text:span text:style-name="T3">admin</text:span> account enabled (password is <text:span text:style-name="T3">admin</text:span>) in the <text:span text:style-name="T3">soa-users.properties</text:span> file in <text:span text:style-name="T3">homeloan-integration-demo/target/jboss-soa-p-5/jboss-as/server/default/conf/props</text:span></text:p>
        </text:list-item>
        <text:list-item>
          <text:p text:style-name="P13"><text:span text:style-name="T26">This account </text:span><text:span text:style-name="T27">is </text:span><text:span text:style-name="T26">made available for the inserted BRMS applications by inserting the corresponding application policy in the </text:span><text:span text:style-name="T8">login-config.xml</text:span><text:span text:style-name="T26"> file.</text:span></text:p>
        </text:list-item>
        <text:list-item>
          <text:p text:style-name="P12">Registered an additional RiftSaw event listener in the <text:span text:style-name="T3">bpel.properties</text:span> file (see <text:span text:style-name="T3">bpel.event.listeners</text:span>) located in <text:span text:style-name="T3">homeloan-integration-demo/target/jboss-soa-p-5/jboss-as/server/default/deploy/riftsaw.sar.</text:span></text:p>
        </text:list-item>
        <text:list-item>
          <text:p text:style-name="P12">Copied the custom RiftSaw event listener implementation jar file (<text:span text:style-name="T3">droolsfusion-eventlistener.jar</text:span>) to <text:span text:style-name="T3">homeloan-integration-demo/target/jboss-soa-p-5/jboss-as/server/default/deploy/riftsaw.sar/lib</text:span>.</text:p>
        </text:list-item>
        <text:list-item>
          <text:p text:style-name="P12">Deployed the <text:span text:style-name="T3">jboss-brms.war</text:span> (Business Rule Manager/Guvnor)<text:span text:style-name="T19"> to </text:span><text:span text:style-name="T11">homeloan-integration-demo/target/jboss-soa-p-5/jboss-as/server/default/deploy</text:span><text:span text:style-name="T19">. This eliminates the need to have two separate servers running.</text:span></text:p>
        </text:list-item>
      </text:list>
      <text:p text:style-name="P2"/>
      <text:p text:style-name="P3"><text:span text:style-name="T17">Caveat</text:span><text:span text:style-name="T16">: the script creates </text:span><text:span text:style-name="T16">an </text:span><text:span text:style-name="T3">inboundLoanApplications</text:span> <text:span text:style-name="T24">directory inside the </text:span><text:span text:style-name="T7">/tmp</text:span><text:span text:style-name="T24"> directory.</text:span><text:span text:style-name="T24"> When your machine reboots, the latter is cleared. So before you try to start an existing server as prepared during this setup after a reboot, be sure to manually recreate </text:span><text:span text:style-name="T24">that directory. Failing to do so will cause </text:span><text:span text:style-name="T24">a deployment error for “homeloan-origination-esb.esb”</text:span><text:span text:style-name="T24">.</text:span></text:p>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span text:style-name="T1">0.</text:span><text:span text:style-name="T22">0</text:span><text:span text:style-name="T1">.GA</text:span>.</text:p>
      <text:p text:style-name="Text_20_body"/>
      <text:p text:style-name="Text_20_body"><text:soft-page-break/>Launch <text:s/>JBoss Developer Studio</text:p>
      <text:list xml:id="list2034667375" text:style-name="L5">
        <text:list-item>
          <text:p text:style-name="P18">Either select or switch to a new workspace by pointing to the <text:span text:style-name="T3">homeloan-integ</text:span><text:span text:style-name="T6">r</text:span><text:span text:style-name="T3">ation-demo/projects</text:span><text:span text:style-name="T13"> folder.</text:span></text:p>
        </text:list-item>
        <text:list-item>
          <text:p text:style-name="P19">If the Welcome to JBoss Developer Studio screen appears, dismiss it by click the Workbench arrow in the upper right.</text:p>
        </text:list-item>
      </text:list>
      <text:p text:style-name="P6">Install SOA tools for ESB and BRMS</text:p>
      <text:list xml:id="list1889381833" text:style-name="L6">
        <text:list-item>
          <text:p text:style-name="P20"><text:span text:style-name="T1">Open the JBoss Central view (</text:span><text:span text:style-name="T4">Help → JBoss Central</text:span><text:span text:style-name="T1">), open the </text:span><text:span text:style-name="T4">Software/Update</text:span><text:span text:style-name="T1"> tab, check both the </text:span><text:span text:style-name="T4">SOA and Data Services Tooling</text:span><text:span text:style-name="T1"> and </text:span><text:span text:style-name="T4">Business Rules Tooling</text:span><text:span text:style-name="T1"> boxes and hit the Install button at the bottom.</text:span></text:p>
        </text:list-item>
        <text:list-item>
          <text:p text:style-name="P21">Follow the installation dialogue by <text:span text:style-name="T25">selecting all features, </text:span>accepting licenses and approving of warnings. Finally restart JBoss Developer Studio to complete the installation.</text:p>
        </text:list-item>
      </text:list>
      <text:p text:style-name="P6">Detect and add a SOA-P 5.3 runtime environment</text:p>
      <text:list xml:id="list74960095" text:style-name="L7">
        <text:list-item>
          <text:p text:style-name="P25"><text:span text:style-name="T13">Select </text:span><text:span text:style-name="T3">Preferences</text:span><text:span text:style-name="T13"> from the </text:span><text:span text:style-name="T3">Window</text:span><text:span text:style-name="T13"> menu.</text:span></text:p>
        </text:list-item>
        <text:list-item>
          <text:p text:style-name="P25"><text:span text:style-name="T13">In the left hand side, expand </text:span><text:span text:style-name="T3">JBoss Tools</text:span><text:span text:style-name="T13"> and then select </text:span><text:span text:style-name="T3">JBoss Tool Runtime Detection</text:span></text:p>
        </text:list-item>
        <text:list-item>
          <text:p text:style-name="P25"><text:span text:style-name="T13">Select the Add button and navigate to the </text:span><text:span text:style-name="T3">homeloan-integration-demo/target</text:span><text:span text:style-name="T13"> folder, then select </text:span><text:span text:style-name="T3">OK</text:span><text:span text:style-name="T13">.</text:span></text:p>
        </text:list-item>
        <text:list-item>
          <text:p text:style-name="P25"><text:span text:style-name="T13">The SOA-P 5.3 runtime created earlier should have been found and selected</text:span><text:span text:style-name="T13"> </text:span><text:span text:style-name="T14">(it will say 5.1 unde</text:span><text:span text:style-name="T14">r the version, though</text:span><text:span text:style-name="T14">, </text:span><text:span text:style-name="T15">but that refers to the underlying EAP version</text:span><text:span text:style-name="T14">)</text:span><text:span text:style-name="T13">. <text:s/>If so, select </text:span><text:span text:style-name="T3">OK</text:span><text:span text:style-name="T13">.</text:span></text:p>
        </text:list-item>
        <text:list-item>
          <text:p text:style-name="P25"><text:span text:style-name="T13">Select </text:span><text:span text:style-name="T3">OK</text:span><text:span text:style-name="T13"> again to close the Preferences dialog window.</text:span></text:p>
        </text:list-item>
      </text:list>
      <text:p text:style-name="P6">Import Projects</text:p>
      <text:list xml:id="list1286191305" text:style-name="L8">
        <text:list-item>
          <text:p text:style-name="P26"><text:span text:style-name="T13">Select </text:span><text:span text:style-name="T3">Import...</text:span><text:span text:style-name="T13"> from the </text:span><text:span text:style-name="T3">File</text:span><text:span text:style-name="T13"> menu.</text:span></text:p>
        </text:list-item>
        <text:list-item>
          <text:p text:style-name="P26"><text:span text:style-name="T13">Expand the </text:span><text:span text:style-name="T3">General</text:span><text:span text:style-name="T13"> folder, and then select </text:span><text:span text:style-name="T3">Existing Projects into Workspace</text:span></text:p>
        </text:list-item>
        <text:list-item>
          <text:p text:style-name="P26"><text:span text:style-name="T13">Select the </text:span><text:span text:style-name="T3">Browse</text:span><text:span text:style-name="T13"> button to </text:span><text:span text:style-name="T3">Select root directory</text:span><text:span text:style-name="T13">, you should be in the </text:span><text:span text:style-name="T3">homeloan-integration-demo</text:span><text:span text:style-name="T13"> folder (if not, then navigate there) and then select </text:span><text:span text:style-name="T3">OK</text:span><text:span text:style-name="T13">.</text:span></text:p>
        </text:list-item>
        <text:list-item>
          <text:p text:style-name="P26"><text:span text:style-name="T13">Make sure the three projects (homeloan-orgination-bpel, homeloan-origination-cep, and homeload-origination-esb) and then select </text:span><text:span text:style-name="T3">Finish</text:span><text:span text:style-name="T13">.</text:span></text:p>
        </text:list-item>
        <text:list-item>
          <text:p text:style-name="P26"><text:span text:style-name="T13">The projects are now imported. Note that you might see the </text:span><text:span text:style-name="T3">Problems</text:span><text:span text:style-name="T13"> view report 4 errors. This is due to bad build path errors on two of the projects (marked with red exclamation points). </text:span></text:p>
        </text:list-item>
        <text:list-item>
          <text:p text:style-name="P26"><text:span text:style-name="T13">Fix errors by right-clicking on </text:span><text:span text:style-name="T3">homeloan-origination-cep</text:span><text:span text:style-name="T13"> project, select </text:span><text:span text:style-name="T3">Properties, </text:span><text:span text:style-name="T13">select </text:span><text:span text:style-name="T3">Java </text:span><text:span text:style-name="T3">Build Path, </text:span><text:span text:style-name="T13">select </text:span><text:span text:style-name="T3">Libraries </text:span><text:span text:style-name="T13">tab, select </text:span><text:span text:style-name="T3">JRE System Library</text:span><text:span text:style-name="T13"> marked with red star, click button </text:span><text:span text:style-name="T3">Edit...</text:span><text:span text:style-name="T13">, pop-up listing of JRE System Library appears, select </text:span><text:span text:style-name="T3">Workspace default JRE</text:span><text:span text:style-name="T13"> button and </text:span><text:span text:style-name="T3">Finish</text:span><text:span text:style-name="T13">. This project will rebuild and be fixed.</text:span></text:p>
        </text:list-item>
        <text:list-item>
          <text:p text:style-name="P26"><text:span text:style-name="T13">Fix errors in </text:span><text:span text:style-name="T3">homeloan-origination-esb</text:span><text:span text:style-name="T13"> project by following same process listed in previous step.</text:span></text:p>
        </text:list-item>
      </text:list>
      <text:h text:style-name="P33" text:outline-level="2"><text:span text:style-name="T27">Configure and s</text:span>tart the JBoss Enterprise SOA Platform</text:h>
      <text:p text:style-name="P6">In this section, you will start the server from within JBoss Developer Studio, <text:span text:style-name="T27">but before that you will make sure that the server will get enough memory for the additional BRMS functionality</text:span>.</text:p>
      <text:list xml:id="list1433649065" text:style-name="L9">
        <text:list-item>
          <text:p text:style-name="P22">Select the <text:span text:style-name="T3">Servers</text:span> view<text:line-break/><text:soft-page-break/>If it is currently not open, select <text:span text:style-name="T3">Show View --&gt; Other...</text:span> from the <text:span text:style-name="T3">Window</text:span> menu and search for the <text:span text:style-name="T3">Servers</text:span> view.</text:p>
        </text:list-item>
        <text:list-item>
          <text:p text:style-name="P22">You should see the <text:span text:style-name="T3">jboss-soa-p</text:span> server you created in section 2.2.</text:p>
        </text:list-item>
        <text:list-item>
          <text:p text:style-name="P23"><text:span text:style-name="T27">Double click on </text:span><text:span text:style-name="T9">jboss-soa-p</text:span><text:span text:style-name="T27"> to open the server's overview page. Under </text:span><text:span text:style-name="T9">General Information</text:span><text:span text:style-name="T27">, click the link </text:span><text:span text:style-name="T9">Open launch configuration</text:span><text:span text:style-name="T27">.</text:span></text:p>
        </text:list-item>
        <text:list-item>
          <text:p text:style-name="P23"><text:span text:style-name="T27">Change the VM arguments from '</text:span><text:span text:style-name="T9">-Xms256m -Xmx768m</text:span><text:span text:style-name="T27">' to '</text:span><text:span text:style-name="T9">-Xms1303m -Xmx1303m</text:span><text:span text:style-name="T27">' (leave the rest of the parameters as they are), </text:span><text:span text:style-name="T28">and close the pop-up with the </text:span><text:span text:style-name="T10">OK</text:span><text:span text:style-name="T28"> button</text:span><text:span text:style-name="T27">. </text:span><text:span text:style-name="T28">You can also close the overview page now.</text:span></text:p>
        </text:list-item>
        <text:list-item>
          <text:p text:style-name="P22">Right click on <text:span text:style-name="T3">jboss-soa-p</text:span> and select Start from the pop-up menu. In a few m<text:span text:style-name="T28">inutes</text:span> your JBoss Enterprise SOA Platform <text:span text:style-name="T28">with BRMS </text:span>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544505675" text:style-name="L10">
        <text:list-item>
          <text:p text:style-name="P16">Open up your Web browser of choice and navigate to <text:a xlink:type="simple" xlink:href="http://localhost:8080/jboss-brms/"><text:span text:style-name="T3">http://localhost:8080/jboss-brms/</text:span></text:a> </text:p>
        </text:list-item>
        <text:list-item>
          <text:p text:style-name="P14">Use the default credentials of <text:span text:style-name="T3">admin</text:span>/<text:span text:style-name="T3">admin</text:span></text:p>
        </text:list-item>
        <text:list-item>
          <text:p text:style-name="P14">Upon logging in, you will see the following prompt<text:span text:style-name="T20">:<text:line-break/></text:span><text:span text:style-name="T20"><text:line-break/>This looks like a brand new repository.</text:span></text:p>
          <text:p text:style-name="P14"><text:span text:style-name="T20">Would you like to install a sample repository?<text:line-break/></text:span><text:span text:style-name="T21"><text:line-break/>Important: Please be sure to select </text:span><text:span text:style-name="T12">No thanks.</text:span></text:p>
        </text:list-item>
        <text:list-item>
          <text:p text:style-name="P15">Select the <text:span text:style-name="T3">Administration</text:span> section on the left hand side</text:p>
        </text:list-item>
        <text:list-item>
          <text:p text:style-name="P15">From the <text:span text:style-name="T3">Administration</text:span> list select <text:span text:style-name="T3">Import Export</text:span>. This will open the <text:span text:style-name="T3">Import Export</text:span> window.</text:p>
        </text:list-item>
        <text:list-item>
          <text:p text:style-name="P15">Now select <text:span text:style-name="T3">Browse... </text:span><text:span text:style-name="T2">(or </text:span><text:span text:style-name="T5">Choose File</text:span><text:span text:style-name="T2">)</text:span> and navigate to <text:span text:style-name="T3">homeloan-integration-demo/support</text:span> folder and select the <text:span text:style-name="T3">repository_export.xml</text:span> file.</text:p>
        </text:list-item>
        <text:list-item>
          <text:p text:style-name="P15">Lastly, select the <text:span text:style-name="T3">Import</text:span> button. <text:s/>Select <text:span text:style-name="T3">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165108847" text:style-name="L11">
        <text:list-item>
          <text:p text:style-name="P24"><text:span text:style-name="T2">In JBoss Developer Studio, s</text:span>elect the <text:span text:style-name="T3">Servers</text:span> view<text:line-break/>If it is currently not open, select <text:span text:style-name="T3">Show View --&gt; Other...</text:span> from the <text:span text:style-name="T3">Window</text:span> menu and search for the <text:span text:style-name="T3">Servers</text:span> view.</text:p>
        </text:list-item>
        <text:list-item>
          <text:p text:style-name="P27"><text:span text:style-name="T13">Right click on </text:span><text:span text:style-name="T3">jboss-soa-p</text:span><text:span text:style-name="T13"> and select </text:span><text:span text:style-name="T3">Add and Remove...</text:span><text:span text:style-name="T13"> from the pop-up menu. <text:s/>This will open </text:span><text:span text:style-name="T13">the </text:span><text:span text:style-name="T3">Add and Remove</text:span><text:span text:style-name="T13"> dialog.</text:span></text:p>
        </text:list-item>
        <text:list-item>
          <text:p text:style-name="P27"><text:span text:style-name="T13">Select the </text:span><text:span text:style-name="T3">Add All &gt;&gt;</text:span><text:span text:style-name="T13"> button to add the three projects to the </text:span><text:span text:style-name="T3">Configured</text:span><text:span text:style-name="T13"> section. Should a project not be listed, then just right-click on it and mark it as </text:span><text:span text:style-name="T3">Deployable.</text:span></text:p>
        </text:list-item>
        <text:list-item>
          <text:p text:style-name="P27"><text:span text:style-name="T13">Now select </text:span><text:span text:style-name="T3">Finish</text:span><text:span text:style-name="T13"> to deploy the three projects the JBoss Enterprise SOA Platform</text:span></text:p>
        </text:list-item>
      </text:list>
      <text:p text:style-name="P6">That is it!! <text:s/>You have successfully installed and configured the Home Loan Integration demo application.</text:p>
      <text:h text:style-name="P31" text:outline-level="1"/>
      <text:h text:style-name="P32" text:outline-level="1">Running the Demo</text:h>
      <text:h text:style-name="Heading_20_2" text:outline-level="2">Endpoint Addresses</text:h>
      <text:p text:style-name="Text_20_body">When the demo is fully deployed, three Web service endpoints are published. </text:p>
      <text:list xml:id="list362940856" text:style-name="L12">
        <text:list-item>
          <text:p text:style-name="P28"><text:a xlink:type="simple" xlink:href="http://localhost:8080/JBHomeLoans/HomeLoanPreQualification">http://localhost:8080/JBHomeLoans/HomeLoanPreQualification</text:a></text:p>
          <text:list>
            <text:list-item>
              <text:p text:style-name="P28">This endpoint to start a new pre-qualification process via a SOAP Web service and is one of the primary ways to start the demo. <text:s/>There is a sample SOAP message in the <text:span text:style-name="T3">homeloan-origination-esb</text:span><text:span text:style-name="T13"> project. <text:s/>The file is names </text:span><text:span text:style-name="T3">AddApplicationSOAPRequest.xml</text:span><text:span text:style-name="T13"> and is located in the </text:span><text:span text:style-name="T3">esbcontent/resources/sampleMessages</text:span><text:span text:style-name="T13"> folder.</text:span></text:p>
            </text:list-item>
          </text:list>
        </text:list-item>
        <text:list-item>
          <text:p text:style-name="P28"><text:a xlink:type="simple" xlink:href="http://localhost:8080/homeloan-origination-esb/ebws/homeloan-origination-demo/PreQualDecisionService">http://localhost:8080/homeloan-origination-esb/ebws/homeloan-origination-demo/PreQualDecisionService</text:a></text:p>
          <text:list>
            <text:list-item>
              <text:p text:style-name="P28">This endpoint is an ESB Web Service (EBWS) and exposes the BRMS knowledge base as a decision service. <text:s/>It is used by the BPEL process but can be called independently if you are just showing the BRMS capabilities. <text:s/>There is a sample SOAP message in the <text:span text:style-name="T3">homeloan-origination-esb</text:span><text:span text:style-name="T13"> project. <text:s/>The file is names </text:span><text:span text:style-name="T3">PreQualificationDecisionRequest.xml</text:span><text:span text:style-name="T13"> and is located in the </text:span><text:span text:style-name="T3">esbcontent/resources/sampleMessages</text:span><text:span text:style-name="T13"> folder.</text:span></text:p>
            </text:list-item>
          </text:list>
        </text:list-item>
        <text:list-item>
          <text:p text:style-name="P28"><text:a xlink:type="simple" xlink:href="http://localhost:8080/JBHomeLoans/CreditReport">http://localhost:8080/JBHomeLoans/CreditReport</text:a></text:p>
          <text:list>
            <text:list-item>
              <text:p text:style-name="P28">This is another BPEL process, named <text:span text:style-name="T3">CreditReportProcess.bpel</text:span><text:span text:style-name="T13">. <text:s/>It is used by </text:span><text:span text:style-name="T3">HomeLoanPreQualification.bpel</text:span><text:span text:style-name="T13"> to simulate obtaining a credit report from an outside credit agency. <text:s/>There is no reason to call this directly and as such there is no defined sample message for this service.</text:span></text:p>
            </text:list-item>
          </text:list>
        </text:list-item>
      </text:list>
      <text:p text:style-name="P6"/>
      <text:p text:style-name="Text_20_body">There is also a file-based listener endpoint used to receive new pre-qualification applications via the file system.</text:p>
      <text:list xml:id="list1793529050" text:style-name="L13">
        <text:list-item>
          <text:p text:style-name="P29">/tmp/inboundLoanApplications</text:p>
          <text:list>
            <text:list-item>
              <text:p text:style-name="P29">Saving a file with a <text:span text:style-name="T3">.loan</text:span><text:span text:style-name="T13"> extension to this folder will trigger the ESB listener to start a new loan application process. <text:s/>This is similar to the Web service defined above, but using a file location instead of a URL endpoint. <text:s/>There is a sample SOAP message in the </text:span><text:span text:style-name="T3">homeloan-origination-esb</text:span><text:span text:style-name="T13"> project. <text:s/>The file is names </text:span><text:span text:style-name="T3">AddApplicationFileRequest.xml</text:span><text:span text:style-name="T13"> and is located in the </text:span><text:span text:style-name="T3">esbcontent/resources/sampleMessages</text:span><text:span text:style-name="T13"> folder. Results should be a text file </text:span><text:span text:style-name="T3">PreApprovalResponse.txt</text:span><text:span text:style-name="T13">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645091900" text:style-name="L14">
        <text:list-item>
          <text:p text:style-name="P30">Applicant's Social Security Number.</text:p>
          <text:list>
            <text:list-item>
              <text:p text:style-name="P30">The first three digits of the applicant's social security number determines their credit score . For Example, if the social security number is 720-55-1234 then they will have a credit score of 720 returned from the credit agency. <text:s/>This is used in the Credit Score Range decision table and normally results in the loan either being approved or not being approved.</text:p>
            </text:list-item>
            <text:list-item>
              <text:p text:style-name="P30"><text:soft-page-break/>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30">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12-16T11:09:26</dc:date>
    <meta:editing-duration>P3DT7H31M7S</meta:editing-duration>
    <meta:editing-cycles>58</meta:editing-cycles>
    <meta:generator>LibreOffice/3.6$Linux_X86_64 LibreOffice_project/360m1$Build-2</meta:generator>
    <dc:creator>Maurice </dc:creator>
    <meta:document-statistic meta:table-count="0" meta:image-count="0" meta:object-count="0" meta:page-count="6" meta:paragraph-count="112" meta:word-count="1884" meta:character-count="12397" meta:non-whitespace-character-count="10672"/>
  </office:meta>
</office:document-meta>
</file>